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Liberation Sans1" svg:font-family="'Liberation Sans'" style:font-pitch="variable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08mm"/>
    </style:style>
    <style:style style:name="co7" style:family="table-column">
      <style:table-column-properties fo:break-before="auto" style:column-width="59.11mm"/>
    </style:style>
    <style:style style:name="co8" style:family="table-column">
      <style:table-column-properties fo:break-before="auto" style:column-width="54.19mm"/>
    </style:style>
    <style:style style:name="co9" style:family="table-column">
      <style:table-column-properties fo:break-before="auto" style:column-width="36.94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53.38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51.19mm"/>
    </style:style>
    <style:style style:name="co14" style:family="table-column">
      <style:table-column-properties fo:break-before="auto" style:column-width="41.49mm"/>
    </style:style>
    <style:style style:name="co15" style:family="table-column">
      <style:table-column-properties fo:break-before="auto" style:column-width="59.64mm"/>
    </style:style>
    <style:style style:name="co16" style:family="table-column">
      <style:table-column-properties fo:break-before="auto" style:column-width="30.97mm"/>
    </style:style>
    <style:style style:name="co17" style:family="table-column">
      <style:table-column-properties fo:break-before="auto" style:column-width="52.25mm"/>
    </style:style>
    <style:style style:name="co18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abla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Tabla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Tabla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Tabla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Tabla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Tabla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Tabla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Tabla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Tabla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Tabla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Tabla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Tabla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Tabla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Tabla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Tabla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Tabla" style:data-style-name="N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language="es" fo:country="ES" style:language-asian="ar" style:country-asian="SA" style:font-name-asian="Courier New" style:font-size-asian="12pt"/>
    </style:style>
  </office:automatic-styles>
  <office:body>
    <office:spreadsheet>
      <table:calculation-settings table:automatic-find-labels="false"/>
      <table:table table:name="10-pclocal" table:style-name="ta1">
        <table:shapes>
          <draw:frame draw:z-index="0" draw:style-name="gr1" draw:text-style-name="P1" svg:width="159.99mm" svg:height="89.99mm" svg:x="58.19mm" svg:y="77.5mm">
            <loext:p draw:notify-on-update-of-ranges="'10-pclocal'.A1:'10-pclocal'.A1 '10-pclocal'.A3:'10-pclocal'.A15 '10-pclocal'.B1:'10-pclocal'.B1 '10-pclocal'.B3:'10-pclocal'.B15 '10-pclocal'.A1:'10-pclocal'.A1 '10-pclocal'.A3:'10-pclocal'.A15 '10-pclocal'.C1:'10-pclocal'.C1 '10-pclocal'.C3:'10-pclocal'.C15 '10-pclocal'.A1:'10-pclocal'.A1 '10-pclocal'.A3:'10-pclocal'.A15 '10-pclocal'.D1:'10-pclocal'.D1 '10-pclocal'.D3:'10-pclocal'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Tabla"/>
        <table:table-column table:style-name="co3" table:default-cell-style-name="Tabla"/>
        <table:table-column table:style-name="co4" table:default-cell-style-name="Tabla"/>
        <table:table-row table:style-name="ro1">
          <table:table-cell table:style-name="ce1" office:value-type="string" calcext:value-type="string">
            <text:p>Elementos</text:p>
          </table:table-cell>
          <table:table-cell table:style-name="ce5" office:value-type="string" calcext:value-type="string">
            <text:p>T. secuencial vect. Globales</text:p>
          </table:table-cell>
          <table:table-cell table:style-name="ce7" office:value-type="string" calcext:value-type="string">
            <text:p><text:span text:style-name="T1">T. paralelo (versión </text:span><text:span text:style-name="T2">for</text:span><text:span text:style-name="T1">)</text:span></text:p>
          </table:table-cell>
          <table:table-cell table:style-name="ce7" office:value-type="string" calcext:value-type="string">
            <text:p><text:span text:style-name="T1">T. paralelo (versión </text:span><text:span text:style-name="T2">sections)</text:span></text:p>
          </table:table-cell>
        </table:table-row>
        <table:table-row table:style-name="ro1">
          <table:table-cell table:style-name="Tabla"/>
          <table:table-cell table:style-name="ce6" office:value-type="string" calcext:value-type="string">
            <text:p>1 thread/core</text:p>
          </table:table-cell>
          <table:table-cell table:style-name="ce8" office:value-type="string" calcext:value-type="string">
            <text:p>12 threads/cores</text:p>
          </table:table-cell>
          <table:table-cell table:style-name="ce8" office:value-type="string" calcext:value-type="string">
            <text:p>12threads/cores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0079775" calcext:value-type="float">
            <text:p>7,9775E-05</text:p>
          </table:table-cell>
          <table:table-cell office:value-type="float" office:value="0.000036817" calcext:value-type="float">
            <text:p>3,6817E-05</text:p>
          </table:table-cell>
          <table:table-cell office:value-type="float" office:value="0.000056083" calcext:value-type="float">
            <text:p>5,6083E-05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168538" calcext:value-type="float">
            <text:p>0,000168538</text:p>
          </table:table-cell>
          <table:table-cell office:value-type="float" office:value="0.000067432" calcext:value-type="float">
            <text:p>6,7432E-05</text:p>
          </table:table-cell>
          <table:table-cell office:value-type="float" office:value="0.000105758" calcext:value-type="float">
            <text:p>0,00010575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303423" calcext:value-type="float">
            <text:p>0,000303423</text:p>
          </table:table-cell>
          <table:table-cell office:value-type="float" office:value="0.00012583" calcext:value-type="float">
            <text:p>0,00012583</text:p>
          </table:table-cell>
          <table:table-cell office:value-type="float" office:value="0.000211378" calcext:value-type="float">
            <text:p>0,00021137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617709" calcext:value-type="float">
            <text:p>0,000617709</text:p>
          </table:table-cell>
          <table:table-cell office:value-type="float" office:value="0.003646858" calcext:value-type="float">
            <text:p>0,003646858</text:p>
          </table:table-cell>
          <table:table-cell office:value-type="float" office:value="0.003778205" calcext:value-type="float">
            <text:p>0,0037782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358337" calcext:value-type="float">
            <text:p>0,001358337</text:p>
          </table:table-cell>
          <table:table-cell office:value-type="float" office:value="0.000576189" calcext:value-type="float">
            <text:p>0,000576189</text:p>
          </table:table-cell>
          <table:table-cell office:value-type="float" office:value="0.000852384" calcext:value-type="float">
            <text:p>0,00085238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250039" calcext:value-type="float">
            <text:p>0,003250039</text:p>
          </table:table-cell>
          <table:table-cell office:value-type="float" office:value="0.004111636" calcext:value-type="float">
            <text:p>0,004111636</text:p>
          </table:table-cell>
          <table:table-cell office:value-type="float" office:value="0.004070557" calcext:value-type="float">
            <text:p>0,00407055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960728" calcext:value-type="float">
            <text:p>0,005960728</text:p>
          </table:table-cell>
          <table:table-cell office:value-type="float" office:value="0.002932166" calcext:value-type="float">
            <text:p>0,002932166</text:p>
          </table:table-cell>
          <table:table-cell office:value-type="float" office:value="0.006081091" calcext:value-type="float">
            <text:p>0,00608109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4056493" calcext:value-type="float">
            <text:p>0,014056493</text:p>
          </table:table-cell>
          <table:table-cell office:value-type="float" office:value="0.004623419" calcext:value-type="float">
            <text:p>0,004623419</text:p>
          </table:table-cell>
          <table:table-cell office:value-type="float" office:value="0.006237715" calcext:value-type="float">
            <text:p>0,00623771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18694262" calcext:value-type="float">
            <text:p>0,018694262</text:p>
          </table:table-cell>
          <table:table-cell office:value-type="float" office:value="0.009065757" calcext:value-type="float">
            <text:p>0,009065757</text:p>
          </table:table-cell>
          <table:table-cell office:value-type="float" office:value="0.017682006" calcext:value-type="float">
            <text:p>0,01768200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0616159" calcext:value-type="float">
            <text:p>0,040616159</text:p>
          </table:table-cell>
          <table:table-cell office:value-type="float" office:value="0.024476915" calcext:value-type="float">
            <text:p>0,024476915</text:p>
          </table:table-cell>
          <table:table-cell office:value-type="float" office:value="0.024198736" calcext:value-type="float">
            <text:p>0,02419873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72526239" calcext:value-type="float">
            <text:p>0,072526239</text:p>
          </table:table-cell>
          <table:table-cell office:value-type="float" office:value="0.033587127" calcext:value-type="float">
            <text:p>0,033587127</text:p>
          </table:table-cell>
          <table:table-cell office:value-type="float" office:value="0.048276537" calcext:value-type="float">
            <text:p>0,04827653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46469417" calcext:value-type="float">
            <text:p>0,146469417</text:p>
          </table:table-cell>
          <table:table-cell office:value-type="float" office:value="0.066039796" calcext:value-type="float">
            <text:p>0,066039796</text:p>
          </table:table-cell>
          <table:table-cell office:value-type="float" office:value="0.103930497" calcext:value-type="float">
            <text:p>0,103930497</text:p>
          </table:table-cell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office:value-type="float" office:value="0.147978739" calcext:value-type="float">
            <text:p>0,147978739</text:p>
          </table:table-cell>
          <table:table-cell office:value-type="float" office:value="0.131386875" calcext:value-type="float">
            <text:p>0,131386875</text:p>
          </table:table-cell>
          <table:table-cell office:value-type="float" office:value="0.189068154" calcext:value-type="float">
            <text:p>0,189068154</text:p>
          </table:table-cell>
        </table:table-row>
      </table:table>
      <table:table table:name="11-pclocal" table:style-name="ta1">
        <table:table-column table:style-name="co6" table:default-cell-style-name="ce4"/>
        <table:table-column table:style-name="co7" table:default-cell-style-name="ce11"/>
        <table:table-column table:style-name="co5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5" table:default-cell-style-name="ce13"/>
        <table:table-row table:style-name="ro1">
          <table:table-cell table:style-name="ce9"/>
          <table:table-cell table:style-name="ce9" office:value-type="string" calcext:value-type="string">
            <text:p>Tiempo secuencial vect. Globales</text:p>
          </table:table-cell>
          <table:table-cell table:style-name="Tabla" office:value-type="string" calcext:value-type="string">
            <text:p>1 thread/core</text:p>
          </table:table-cell>
          <table:table-cell table:style-name="Tabla"/>
          <table:table-cell table:style-name="ce7" office:value-type="string" calcext:value-type="string">
            <text:p><text:span text:style-name="T1">Tiempo paralelo/versión </text:span><text:span text:style-name="T2">for</text:span></text:p>
          </table:table-cell>
          <table:table-cell table:style-name="ce14" office:value-type="string" calcext:value-type="string">
            <text:p>2 Threads/cores</text:p>
          </table:table-cell>
          <table:table-cell table:style-name="Tabla"/>
        </table:table-row>
        <table:table-row table:style-name="ro2">
          <table:table-cell table:style-name="ce9" office:value-type="string" calcext:value-type="string">
            <text:p>Nº de Componentes</text:p>
          </table:table-cell>
          <table:table-cell table:style-name="ce9" office:value-type="string" calcext:value-type="string">
            <text:p/>
            <text:p/>
            <text:p>Elapsed                    </text:p>
          </table:table-cell>
          <table:table-cell table:style-name="Tabla" office:value-type="string" calcext:value-type="string">
            <text:p>CPU-user</text:p>
          </table:table-cell>
          <table:table-cell table:style-name="Tabla" office:value-type="string" calcext:value-type="string">
            <text:p>CPU- sys</text:p>
          </table:table-cell>
          <table:table-cell table:style-name="ce9" office:value-type="string" calcext:value-type="string">
            <text:p/>
            <text:p/>
            <text:p>Elapsed                    </text:p>
          </table:table-cell>
          <table:table-cell table:style-name="Tabla" office:value-type="string" calcext:value-type="string">
            <text:p>CPU-user</text:p>
          </table:table-cell>
          <table:table-cell table:style-name="Tabla" office:value-type="string" calcext:value-type="string">
            <text:p>CPU- sy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61" calcext:value-type="float">
            <text:p>0,061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2" calcext:value-type="float">
            <text:p>0,042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52" calcext:value-type="float">
            <text:p>0,052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7" calcext:value-type="float">
            <text:p>0,077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2" office:value-type="float" office:value="0.222" calcext:value-type="float">
            <text:p>0,222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3" calcext:value-type="float">
            <text:p>0,113</text:p>
          </table:table-cell>
          <table:table-cell office:value-type="float" office:value="0.131" calcext:value-type="float">
            <text:p>0,131</text:p>
          </table:table-cell>
          <table:table-cell office:value-type="float" office:value="0.21" calcext:value-type="float">
            <text:p>0,21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3" office:value-type="float" office:value="0.451" calcext:value-type="float">
            <text:p>0,451</text:p>
          </table:table-cell>
          <table:table-cell office:value-type="float" office:value="0.231" calcext:value-type="float">
            <text:p>0,231</text:p>
          </table:table-cell>
          <table:table-cell office:value-type="float" office:value="0.218" calcext:value-type="float">
            <text:p>0,218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table:style-name="ce10" office:value-type="float" office:value="67108864" calcext:value-type="float">
            <text:p>67108864</text:p>
          </table:table-cell>
          <table:table-cell table:style-name="ce13" office:value-type="float" office:value="0.45" calcext:value-type="float">
            <text:p>0,45</text:p>
          </table:table-cell>
          <table:table-cell office:value-type="float" office:value="0.211" calcext:value-type="float">
            <text:p>0,211</text:p>
          </table:table-cell>
          <table:table-cell office:value-type="float" office:value="0.237" calcext:value-type="float">
            <text:p>0,237</text:p>
          </table:table-cell>
          <table:table-cell office:value-type="float" office:value="0.467" calcext:value-type="float">
            <text:p>0,467</text:p>
          </table:table-cell>
          <table:table-cell office:value-type="float" office:value="0.845" calcext:value-type="float">
            <text:p>0,845</text:p>
          </table:table-cell>
          <table:table-cell office:value-type="float" office:value="0.618" calcext:value-type="float">
            <text:p>0,618</text:p>
          </table:table-cell>
        </table:table-row>
      </table:table>
      <table:table table:name="10-atcgrid" table:style-name="ta1">
        <table:shapes>
          <draw:frame draw:z-index="0" draw:style-name="gr1" draw:text-style-name="P1" svg:width="159.99mm" svg:height="89.99mm" svg:x="42.19mm" svg:y="76.7mm">
            <loext:p draw:notify-on-update-of-ranges="'10-atcgrid'.A1:'10-atcgrid'.A1 '10-atcgrid'.A3:'10-atcgrid'.A15 '10-atcgrid'.B1:'10-atcgrid'.B1 '10-atcgrid'.B3:'10-atcgrid'.B15 '10-atcgrid'.A1:'10-atcgrid'.A1 '10-atcgrid'.A3:'10-atcgrid'.A15 '10-atcgrid'.C1:'10-atcgrid'.C1 '10-atcgrid'.C3:'10-atcgrid'.C15 '10-atcgrid'.A1:'10-atcgrid'.A1 '10-atcgrid'.A3:'10-atcgrid'.A15 '10-atcgrid'.D1:'10-atcgrid'.D1 '10-atcgrid'.D3:'10-atcgrid'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ce4"/>
        <table:table-column table:style-name="co11" table:default-cell-style-name="Tabla"/>
        <table:table-column table:style-name="co12" table:default-cell-style-name="Tabla"/>
        <table:table-column table:style-name="co13" table:default-cell-style-name="Tabla"/>
        <table:table-row table:style-name="ro1">
          <table:table-cell table:style-name="ce1" office:value-type="string" calcext:value-type="string">
            <text:p>Elementos</text:p>
          </table:table-cell>
          <table:table-cell table:style-name="ce5" office:value-type="string" calcext:value-type="string">
            <text:p>T. secuencial vect. Globales</text:p>
          </table:table-cell>
          <table:table-cell table:style-name="ce7" office:value-type="string" calcext:value-type="string">
            <text:p><text:span text:style-name="T1">T. paralelo (versión </text:span><text:span text:style-name="T2">for</text:span><text:span text:style-name="T1">)</text:span></text:p>
          </table:table-cell>
          <table:table-cell table:style-name="ce7" office:value-type="string" calcext:value-type="string">
            <text:p><text:span text:style-name="T1">T. paralelo (versión </text:span><text:span text:style-name="T2">sections)</text:span></text:p>
          </table:table-cell>
        </table:table-row>
        <table:table-row table:style-name="ro1">
          <table:table-cell table:style-name="Tabla"/>
          <table:table-cell table:style-name="ce6" office:value-type="string" calcext:value-type="string">
            <text:p>1 thread/core</text:p>
          </table:table-cell>
          <table:table-cell table:style-name="ce8" office:value-type="string" calcext:value-type="string">
            <text:p>12 threads/cores</text:p>
          </table:table-cell>
          <table:table-cell table:style-name="ce8" office:value-type="string" calcext:value-type="string">
            <text:p>12threads/cores</text:p>
          </table:table-cell>
        </table:table-row>
        <table:table-row table:style-name="ro1">
          <table:table-cell table:style-name="ce15" office:value-type="float" office:value="16384" calcext:value-type="float">
            <text:p>16384</text:p>
          </table:table-cell>
          <table:table-cell office:value-type="float" office:value="0.000438049" calcext:value-type="float">
            <text:p>0,000438049</text:p>
          </table:table-cell>
          <table:table-cell office:value-type="float" office:value="0.000346975" calcext:value-type="float">
            <text:p>0,000346975</text:p>
          </table:table-cell>
          <table:table-cell office:value-type="float" office:value="0.000342505" calcext:value-type="float">
            <text:p>0,000342505</text:p>
          </table:table-cell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office:value-type="float" office:value="0.000991757" calcext:value-type="float">
            <text:p>0,000991757</text:p>
          </table:table-cell>
          <table:table-cell office:value-type="float" office:value="0.001041206" calcext:value-type="float">
            <text:p>0,001041206</text:p>
          </table:table-cell>
          <table:table-cell office:value-type="float" office:value="0.000788935" calcext:value-type="float">
            <text:p>0,00078893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79588" calcext:value-type="float">
            <text:p>0,001879588</text:p>
          </table:table-cell>
          <table:table-cell office:value-type="float" office:value="0.001503837" calcext:value-type="float">
            <text:p>0,001503837</text:p>
          </table:table-cell>
          <table:table-cell office:value-type="float" office:value="0.001505794" calcext:value-type="float">
            <text:p>0,00150579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26505" calcext:value-type="float">
            <text:p>0,003826505</text:p>
          </table:table-cell>
          <table:table-cell office:value-type="float" office:value="0.002933087" calcext:value-type="float">
            <text:p>0,002933087</text:p>
          </table:table-cell>
          <table:table-cell office:value-type="float" office:value="0.00369129" calcext:value-type="float">
            <text:p>0,0036912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430074" calcext:value-type="float">
            <text:p>0,007430074</text:p>
          </table:table-cell>
          <table:table-cell office:value-type="float" office:value="0.006169565" calcext:value-type="float">
            <text:p>0,006169565</text:p>
          </table:table-cell>
          <table:table-cell office:value-type="float" office:value="0.005835442" calcext:value-type="float">
            <text:p>0,00583544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4777175" calcext:value-type="float">
            <text:p>0,014777175</text:p>
          </table:table-cell>
          <table:table-cell office:value-type="float" office:value="0.011845486" calcext:value-type="float">
            <text:p>0,011845486</text:p>
          </table:table-cell>
          <table:table-cell office:value-type="float" office:value="0.011612215" calcext:value-type="float">
            <text:p>0,01161221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9539544" calcext:value-type="float">
            <text:p>0,029539544</text:p>
          </table:table-cell>
          <table:table-cell office:value-type="float" office:value="0.023102904" calcext:value-type="float">
            <text:p>0,023102904</text:p>
          </table:table-cell>
          <table:table-cell office:value-type="float" office:value="0.023146764" calcext:value-type="float">
            <text:p>0,0231467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61881988" calcext:value-type="float">
            <text:p>0,061881988</text:p>
          </table:table-cell>
          <table:table-cell office:value-type="float" office:value="0.046170047" calcext:value-type="float">
            <text:p>0,046170047</text:p>
          </table:table-cell>
          <table:table-cell office:value-type="float" office:value="0.042263643" calcext:value-type="float">
            <text:p>0,04226364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23073937" calcext:value-type="float">
            <text:p>0,123073937</text:p>
          </table:table-cell>
          <table:table-cell office:value-type="float" office:value="0.092695449" calcext:value-type="float">
            <text:p>0,092695449</text:p>
          </table:table-cell>
          <table:table-cell office:value-type="float" office:value="0.092541239" calcext:value-type="float">
            <text:p>0,092541239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247721275" calcext:value-type="float">
            <text:p>0,247721275</text:p>
          </table:table-cell>
          <table:table-cell office:value-type="float" office:value="0.185335307" calcext:value-type="float">
            <text:p>0,185335307</text:p>
          </table:table-cell>
          <table:table-cell office:value-type="float" office:value="0.184519272" calcext:value-type="float">
            <text:p>0,18451927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88415884" calcext:value-type="float">
            <text:p>0,488415884</text:p>
          </table:table-cell>
          <table:table-cell office:value-type="float" office:value="0.367925823" calcext:value-type="float">
            <text:p>0,367925823</text:p>
          </table:table-cell>
          <table:table-cell office:value-type="float" office:value="0.344307207" calcext:value-type="float">
            <text:p>0,34430720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.005091248" calcext:value-type="float">
            <text:p>1,005091248</text:p>
          </table:table-cell>
          <table:table-cell office:value-type="float" office:value="0.689747809" calcext:value-type="float">
            <text:p>0,689747809</text:p>
          </table:table-cell>
          <table:table-cell office:value-type="float" office:value="0.75624803" calcext:value-type="float">
            <text:p>0,75624803</text:p>
          </table:table-cell>
        </table:table-row>
        <table:table-row table:style-name="ro1">
          <table:table-cell table:style-name="ce10" office:value-type="float" office:value="67108864" calcext:value-type="float">
            <text:p>67108864</text:p>
          </table:table-cell>
          <table:table-cell office:value-type="float" office:value="0.946904741" calcext:value-type="float">
            <text:p>0,946904741</text:p>
          </table:table-cell>
          <table:table-cell office:value-type="float" office:value="1.556021888" calcext:value-type="float">
            <text:p>1,556021888</text:p>
          </table:table-cell>
          <table:table-cell office:value-type="float" office:value="6.206795229" calcext:value-type="float">
            <text:p>6,206795229</text:p>
          </table:table-cell>
        </table:table-row>
      </table:table>
      <table:table table:name="11-atcgrid" table:style-name="ta1">
        <table:table-column table:style-name="co14" table:default-cell-style-name="ce4"/>
        <table:table-column table:style-name="co15" table:default-cell-style-name="ce11"/>
        <table:table-column table:style-name="co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5" table:default-cell-style-name="ce13"/>
        <table:table-row table:style-name="ro1">
          <table:table-cell table:style-name="ce9"/>
          <table:table-cell table:style-name="ce9" office:value-type="string" calcext:value-type="string">
            <text:p>Tiempo secuencial vect. Globales</text:p>
          </table:table-cell>
          <table:table-cell table:style-name="Tabla" office:value-type="string" calcext:value-type="string">
            <text:p>1 thread/core</text:p>
          </table:table-cell>
          <table:table-cell table:style-name="Tabla"/>
          <table:table-cell table:style-name="ce7" office:value-type="string" calcext:value-type="string">
            <text:p><text:span text:style-name="T1">Tiempo paralelo/versión </text:span><text:span text:style-name="T2">for</text:span></text:p>
          </table:table-cell>
          <table:table-cell table:style-name="ce14" office:value-type="string" calcext:value-type="string">
            <text:p>12 Threads/cores</text:p>
          </table:table-cell>
          <table:table-cell table:style-name="Tabla"/>
        </table:table-row>
        <table:table-row table:style-name="ro2">
          <table:table-cell table:style-name="ce9" office:value-type="string" calcext:value-type="string">
            <text:p>Nº de Componentes</text:p>
          </table:table-cell>
          <table:table-cell table:style-name="ce9" office:value-type="string" calcext:value-type="string">
            <text:p/>
            <text:p/>
            <text:p>Elapsed                    </text:p>
          </table:table-cell>
          <table:table-cell table:style-name="Tabla" office:value-type="string" calcext:value-type="string">
            <text:p>CPU-user</text:p>
          </table:table-cell>
          <table:table-cell table:style-name="Tabla" office:value-type="string" calcext:value-type="string">
            <text:p>CPU- sys</text:p>
          </table:table-cell>
          <table:table-cell table:style-name="ce9" office:value-type="string" calcext:value-type="string">
            <text:p/>
            <text:p/>
            <text:p>Elapsed                    </text:p>
          </table:table-cell>
          <table:table-cell table:style-name="Tabla" office:value-type="string" calcext:value-type="string">
            <text:p>CPU-user</text:p>
          </table:table-cell>
          <table:table-cell table:style-name="Tabla" office:value-type="string" calcext:value-type="string">
            <text:p>CPU- sy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style-name="ce16" office:value-type="float" office:value="0.006" calcext:value-type="float">
            <text:p>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71" calcext:value-type="float">
            <text:p>0,071</text:p>
          </table:table-cell>
          <table:table-cell office:value-type="float" office:value="0.045" calcext:value-type="float">
            <text:p>0,04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63" calcext:value-type="float">
            <text:p>0,06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43" calcext:value-type="float">
            <text:p>0,143</text:p>
          </table:table-cell>
          <table:table-cell office:value-type="float" office:value="0.092" calcext:value-type="float">
            <text:p>0,092</text:p>
          </table:table-cell>
          <table:table-cell office:value-type="float" office:value="0.05" calcext:value-type="float">
            <text:p>0,05</text:p>
          </table:table-cell>
          <table:table-cell office:value-type="float" office:value="0.124" calcext:value-type="float">
            <text:p>0,124</text:p>
          </table:table-cell>
          <table:table-cell office:value-type="float" office:value="0.074" calcext:value-type="float">
            <text:p>0,07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83" calcext:value-type="float">
            <text:p>0,283</text:p>
          </table:table-cell>
          <table:table-cell office:value-type="float" office:value="0.174" calcext:value-type="float">
            <text:p>0,174</text:p>
          </table:table-cell>
          <table:table-cell office:value-type="float" office:value="0.108" calcext:value-type="float">
            <text:p>0,108</text:p>
          </table:table-cell>
          <table:table-cell office:value-type="float" office:value="0.248" calcext:value-type="float">
            <text:p>0,248</text:p>
          </table:table-cell>
          <table:table-cell office:value-type="float" office:value="0.149" calcext:value-type="float">
            <text:p>0,149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566" calcext:value-type="float">
            <text:p>0,566</text:p>
          </table:table-cell>
          <table:table-cell office:value-type="float" office:value="0.363" calcext:value-type="float">
            <text:p>0,363</text:p>
          </table:table-cell>
          <table:table-cell office:value-type="float" office:value="0.2" calcext:value-type="float">
            <text:p>0,2</text:p>
          </table:table-cell>
          <table:table-cell office:value-type="float" office:value="0.493" calcext:value-type="float">
            <text:p>0,493</text:p>
          </table:table-cell>
          <table:table-cell office:value-type="float" office:value="0.286" calcext:value-type="float">
            <text:p>0,286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2" office:value-type="float" office:value="1.135" calcext:value-type="float">
            <text:p>1,135</text:p>
          </table:table-cell>
          <table:table-cell office:value-type="float" office:value="0.762" calcext:value-type="float">
            <text:p>0,762</text:p>
          </table:table-cell>
          <table:table-cell office:value-type="float" office:value="0.368" calcext:value-type="float">
            <text:p>0,368</text:p>
          </table:table-cell>
          <table:table-cell office:value-type="float" office:value="0.983" calcext:value-type="float">
            <text:p>0,983</text:p>
          </table:table-cell>
          <table:table-cell office:value-type="float" office:value="0.567" calcext:value-type="float">
            <text:p>0,567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3" office:value-type="float" office:value="2.217" calcext:value-type="float">
            <text:p>2,217</text:p>
          </table:table-cell>
          <table:table-cell office:value-type="float" office:value="1.442" calcext:value-type="float">
            <text:p>1,442</text:p>
          </table:table-cell>
          <table:table-cell office:value-type="float" office:value="0.763" calcext:value-type="float">
            <text:p>0,763</text:p>
          </table:table-cell>
          <table:table-cell office:value-type="float" office:value="1.948" calcext:value-type="float">
            <text:p>1,948</text:p>
          </table:table-cell>
          <table:table-cell office:value-type="float" office:value="1.175" calcext:value-type="float">
            <text:p>1,175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table:style-name="ce10" office:value-type="float" office:value="67108864" calcext:value-type="float">
            <text:p>67108864</text:p>
          </table:table-cell>
          <table:table-cell table:style-name="ce13" office:value-type="float" office:value="2.253" calcext:value-type="float">
            <text:p>2,253</text:p>
          </table:table-cell>
          <table:table-cell office:value-type="float" office:value="1.495" calcext:value-type="float">
            <text:p>1,495</text:p>
          </table:table-cell>
          <table:table-cell office:value-type="float" office:value="0.745" calcext:value-type="float">
            <text:p>0,745</text:p>
          </table:table-cell>
          <table:table-cell office:value-type="float" office:value="3.885" calcext:value-type="float">
            <text:p>3,885</text:p>
          </table:table-cell>
          <table:table-cell office:value-type="float" office:value="2.368" calcext:value-type="float">
            <text:p>2,368</text:p>
          </table:table-cell>
          <table:table-cell office:value-type="float" office:value="1.5" calcext:value-type="float">
            <text:p>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Liberation Sans1" svg:font-family="'Liberation Sans'" style:font-pitch="variable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a" style:family="table-cell" style:parent-style-name="Default">
      <style:table-cell-properties fo:background-color="transparent"/>
      <style:text-properties style:font-name="Liberation Sans1" fo:font-family="'Liberation Sans'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14:29.33742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7:31:15.584693934</meta:creation-date>
    <dc:date>2017-03-29T17:53:13.659227994</dc:date>
    <meta:editing-duration>PT27M21S</meta:editing-duration>
    <meta:editing-cycles>8</meta:editing-cycles>
    <meta:generator>LibreOffice/5.2.6.2$Linux_X86_64 LibreOffice_project/20$Build-2</meta:generator>
    <meta:document-statistic meta:table-count="4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703cm" style:legend-expansion="high" chart:style-name="ch2"/>
        <chart:plot-area chart:style-name="ch3" table:cell-range-address="'10-pclocal'.A1:'10-pclocal'.D1 '10-pclocal'.A3:'10-pclocal'.D15" chart:data-source-has-labels="row" svg:x="0.32cm" svg:y="0.18cm" svg:width="9.624cm" svg:height="8.64cm">
          <chartooo:coordinate-region svg:x="1.232cm" svg:y="0.379cm" svg:width="7.9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-pclocal'.B3:'10-pclocal'.B15" chart:label-cell-address="'10-pclocal'.B1:'10-pclocal'.B1" chart:class="chart:scatter">
            <chart:domain table:cell-range-address="'10-pclocal'.A3:'10-pclocal'.A15"/>
            <chart:data-point chart:repeated="13"/>
          </chart:series>
          <chart:series chart:style-name="ch7" chart:values-cell-range-address="'10-pclocal'.C3:'10-pclocal'.C15" chart:label-cell-address="'10-pclocal'.C1:'10-pclocal'.C1" chart:class="chart:scatter">
            <chart:data-point chart:repeated="13"/>
          </chart:series>
          <chart:series chart:style-name="ch8" chart:values-cell-range-address="'10-pclocal'.D3:'10-pclocal'.D15" chart:label-cell-address="'10-pclocal'.D1:'10-pclocal'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vect. Globales</text:p>
                <draw:g>
                  <svg:desc>'10-pclocal'.B1:'10-pclocal'.B1</svg:desc>
                </draw:g>
              </table:table-cell>
              <table:table-cell office:value-type="string">
                <text:p>T. paralelo (versión for)</text:p>
                <draw:g>
                  <svg:desc>'10-pclocal'.C1:'10-pclocal'.C1</svg:desc>
                </draw:g>
              </table:table-cell>
              <table:table-cell office:value-type="string">
                <text:p>T. paralelo (versión sections)</text:p>
                <draw:g>
                  <svg:desc>'10-pclocal'.D1:'10-pclocal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'10-pclocal'.A3:'10-pclocal'.A15</svg:desc>
                </draw:g>
              </table:table-cell>
              <table:table-cell office:value-type="float" office:value="0.000079775">
                <text:p>0.000079775</text:p>
                <draw:g>
                  <svg:desc>'10-pclocal'.B3:'10-pclocal'.B15</svg:desc>
                </draw:g>
              </table:table-cell>
              <table:table-cell office:value-type="float" office:value="0.000036817">
                <text:p>0.000036817</text:p>
                <draw:g>
                  <svg:desc>'10-pclocal'.C3:'10-pclocal'.C15</svg:desc>
                </draw:g>
              </table:table-cell>
              <table:table-cell office:value-type="float" office:value="0.000056083">
                <text:p>0.000056083</text:p>
                <draw:g>
                  <svg:desc>'10-pclocal'.D3:'10-pclocal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168538">
                <text:p>0.000168538</text:p>
              </table:table-cell>
              <table:table-cell office:value-type="float" office:value="0.000067432">
                <text:p>0.000067432</text:p>
              </table:table-cell>
              <table:table-cell office:value-type="float" office:value="0.000105758">
                <text:p>0.000105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03423">
                <text:p>0.000303423</text:p>
              </table:table-cell>
              <table:table-cell office:value-type="float" office:value="0.00012583">
                <text:p>0.00012583</text:p>
              </table:table-cell>
              <table:table-cell office:value-type="float" office:value="0.000211378">
                <text:p>0.00021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617709">
                <text:p>0.000617709</text:p>
              </table:table-cell>
              <table:table-cell office:value-type="float" office:value="0.003646858">
                <text:p>0.003646858</text:p>
              </table:table-cell>
              <table:table-cell office:value-type="float" office:value="0.003778205">
                <text:p>0.003778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358337">
                <text:p>0.001358337</text:p>
              </table:table-cell>
              <table:table-cell office:value-type="float" office:value="0.000576189">
                <text:p>0.000576189</text:p>
              </table:table-cell>
              <table:table-cell office:value-type="float" office:value="0.000852384">
                <text:p>0.000852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250039">
                <text:p>0.003250039</text:p>
              </table:table-cell>
              <table:table-cell office:value-type="float" office:value="0.004111636">
                <text:p>0.004111636</text:p>
              </table:table-cell>
              <table:table-cell office:value-type="float" office:value="0.004070557">
                <text:p>0.00407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960728">
                <text:p>0.005960728</text:p>
              </table:table-cell>
              <table:table-cell office:value-type="float" office:value="0.002932166">
                <text:p>0.002932166</text:p>
              </table:table-cell>
              <table:table-cell office:value-type="float" office:value="0.006081091">
                <text:p>0.006081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4056493">
                <text:p>0.014056493</text:p>
              </table:table-cell>
              <table:table-cell office:value-type="float" office:value="0.004623419">
                <text:p>0.004623419</text:p>
              </table:table-cell>
              <table:table-cell office:value-type="float" office:value="0.006237715">
                <text:p>0.006237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8694262">
                <text:p>0.018694262</text:p>
              </table:table-cell>
              <table:table-cell office:value-type="float" office:value="0.009065757">
                <text:p>0.009065757</text:p>
              </table:table-cell>
              <table:table-cell office:value-type="float" office:value="0.017682006">
                <text:p>0.01768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40616159">
                <text:p>0.040616159</text:p>
              </table:table-cell>
              <table:table-cell office:value-type="float" office:value="0.024476915">
                <text:p>0.024476915</text:p>
              </table:table-cell>
              <table:table-cell office:value-type="float" office:value="0.024198736">
                <text:p>0.02419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72526239">
                <text:p>0.072526239</text:p>
              </table:table-cell>
              <table:table-cell office:value-type="float" office:value="0.033587127">
                <text:p>0.033587127</text:p>
              </table:table-cell>
              <table:table-cell office:value-type="float" office:value="0.048276537">
                <text:p>0.048276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46469417">
                <text:p>0.146469417</text:p>
              </table:table-cell>
              <table:table-cell office:value-type="float" office:value="0.066039796">
                <text:p>0.066039796</text:p>
              </table:table-cell>
              <table:table-cell office:value-type="float" office:value="0.103930497">
                <text:p>0.103930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47978739">
                <text:p>0.147978739</text:p>
              </table:table-cell>
              <table:table-cell office:value-type="float" office:value="0.131386875">
                <text:p>0.131386875</text:p>
              </table:table-cell>
              <table:table-cell office:value-type="float" office:value="0.189068154">
                <text:p>0.189068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703cm" style:legend-expansion="high" chart:style-name="ch2"/>
        <chart:plot-area chart:style-name="ch3" table:cell-range-address="'10-atcgrid'.A1:'10-atcgrid'.D1 '10-atcgrid'.A3:'10-atcgrid'.D15" chart:data-source-has-labels="row" svg:x="0.32cm" svg:y="0.18cm" svg:width="9.624cm" svg:height="8.64cm">
          <chartooo:coordinate-region svg:x="0.756cm" svg:y="0.379cm" svg:width="8.4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-atcgrid'.B3:'10-atcgrid'.B15" chart:label-cell-address="'10-atcgrid'.B1:'10-atcgrid'.B1" chart:class="chart:scatter">
            <chart:domain table:cell-range-address="'10-atcgrid'.A3:'10-atcgrid'.A15"/>
            <chart:data-point chart:repeated="13"/>
          </chart:series>
          <chart:series chart:style-name="ch7" chart:values-cell-range-address="'10-atcgrid'.C3:'10-atcgrid'.C15" chart:label-cell-address="'10-atcgrid'.C1:'10-atcgrid'.C1" chart:class="chart:scatter">
            <chart:data-point chart:repeated="13"/>
          </chart:series>
          <chart:series chart:style-name="ch8" chart:values-cell-range-address="'10-atcgrid'.D3:'10-atcgrid'.D15" chart:label-cell-address="'10-atcgrid'.D1:'10-atcgrid'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vect. Globales</text:p>
                <draw:g>
                  <svg:desc>'10-atcgrid'.B1:'10-atcgrid'.B1</svg:desc>
                </draw:g>
              </table:table-cell>
              <table:table-cell office:value-type="string">
                <text:p>T. paralelo (versión for)</text:p>
                <draw:g>
                  <svg:desc>'10-atcgrid'.C1:'10-atcgrid'.C1</svg:desc>
                </draw:g>
              </table:table-cell>
              <table:table-cell office:value-type="string">
                <text:p>T. paralelo (versión sections)</text:p>
                <draw:g>
                  <svg:desc>'10-atcgrid'.D1:'10-atcgri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'10-atcgrid'.A3:'10-atcgrid'.A15</svg:desc>
                </draw:g>
              </table:table-cell>
              <table:table-cell office:value-type="float" office:value="0.000438049">
                <text:p>0.000438049</text:p>
                <draw:g>
                  <svg:desc>'10-atcgrid'.B3:'10-atcgrid'.B15</svg:desc>
                </draw:g>
              </table:table-cell>
              <table:table-cell office:value-type="float" office:value="0.000346975">
                <text:p>0.000346975</text:p>
                <draw:g>
                  <svg:desc>'10-atcgrid'.C3:'10-atcgrid'.C15</svg:desc>
                </draw:g>
              </table:table-cell>
              <table:table-cell office:value-type="float" office:value="0.000342505">
                <text:p>0.000342505</text:p>
                <draw:g>
                  <svg:desc>'10-atcgrid'.D3:'10-atcgrid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991757">
                <text:p>0.000991757</text:p>
              </table:table-cell>
              <table:table-cell office:value-type="float" office:value="0.001041206">
                <text:p>0.001041206</text:p>
              </table:table-cell>
              <table:table-cell office:value-type="float" office:value="0.000788935">
                <text:p>0.000788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1879588">
                <text:p>0.001879588</text:p>
              </table:table-cell>
              <table:table-cell office:value-type="float" office:value="0.001503837">
                <text:p>0.001503837</text:p>
              </table:table-cell>
              <table:table-cell office:value-type="float" office:value="0.001505794">
                <text:p>0.001505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3826505">
                <text:p>0.003826505</text:p>
              </table:table-cell>
              <table:table-cell office:value-type="float" office:value="0.002933087">
                <text:p>0.002933087</text:p>
              </table:table-cell>
              <table:table-cell office:value-type="float" office:value="0.00369129">
                <text:p>0.00369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7430074">
                <text:p>0.007430074</text:p>
              </table:table-cell>
              <table:table-cell office:value-type="float" office:value="0.006169565">
                <text:p>0.006169565</text:p>
              </table:table-cell>
              <table:table-cell office:value-type="float" office:value="0.005835442">
                <text:p>0.005835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14777175">
                <text:p>0.014777175</text:p>
              </table:table-cell>
              <table:table-cell office:value-type="float" office:value="0.011845486">
                <text:p>0.011845486</text:p>
              </table:table-cell>
              <table:table-cell office:value-type="float" office:value="0.011612215">
                <text:p>0.011612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29539544">
                <text:p>0.029539544</text:p>
              </table:table-cell>
              <table:table-cell office:value-type="float" office:value="0.023102904">
                <text:p>0.023102904</text:p>
              </table:table-cell>
              <table:table-cell office:value-type="float" office:value="0.023146764">
                <text:p>0.023146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61881988">
                <text:p>0.061881988</text:p>
              </table:table-cell>
              <table:table-cell office:value-type="float" office:value="0.046170047">
                <text:p>0.046170047</text:p>
              </table:table-cell>
              <table:table-cell office:value-type="float" office:value="0.042263643">
                <text:p>0.042263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123073937">
                <text:p>0.123073937</text:p>
              </table:table-cell>
              <table:table-cell office:value-type="float" office:value="0.092695449">
                <text:p>0.092695449</text:p>
              </table:table-cell>
              <table:table-cell office:value-type="float" office:value="0.092541239">
                <text:p>0.092541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247721275">
                <text:p>0.247721275</text:p>
              </table:table-cell>
              <table:table-cell office:value-type="float" office:value="0.185335307">
                <text:p>0.185335307</text:p>
              </table:table-cell>
              <table:table-cell office:value-type="float" office:value="0.184519272">
                <text:p>0.184519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488415884">
                <text:p>0.488415884</text:p>
              </table:table-cell>
              <table:table-cell office:value-type="float" office:value="0.367925823">
                <text:p>0.367925823</text:p>
              </table:table-cell>
              <table:table-cell office:value-type="float" office:value="0.344307207">
                <text:p>0.344307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1.005091248">
                <text:p>1.005091248</text:p>
              </table:table-cell>
              <table:table-cell office:value-type="float" office:value="0.689747809">
                <text:p>0.689747809</text:p>
              </table:table-cell>
              <table:table-cell office:value-type="float" office:value="0.75624803">
                <text:p>0.75624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946904741">
                <text:p>0.946904741</text:p>
              </table:table-cell>
              <table:table-cell office:value-type="float" office:value="1.556021888">
                <text:p>1.556021888</text:p>
              </table:table-cell>
              <table:table-cell office:value-type="float" office:value="6.206795229">
                <text:p>6.206795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